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19*"/>
    </style:style>
    <style:style style:name="Таблица2.B" style:family="table-column">
      <style:table-column-properties style:column-width="7.313cm" style:rel-column-width="29044*"/>
    </style:style>
    <style:style style:name="Таблица2.C" style:family="table-column">
      <style:table-column-properties style:column-width="7.698cm" style:rel-column-width="3057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4948ab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ead5c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111111" officeooo:rsid="00738ba8" officeooo:paragraph-rsid="00738ba8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825d" officeooo:paragraph-rsid="007025cb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7648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7" style:family="paragraph" style:parent-style-name="Standard">
      <style:text-properties officeooo:paragraph-rsid="0042181f"/>
    </style:style>
    <style:style style:name="P18" style:family="paragraph" style:parent-style-name="Standard">
      <style:text-properties fo:language="en" fo:country="US" officeooo:rsid="0076a51d" officeooo:paragraph-rsid="0042181f"/>
    </style:style>
    <style:style style:name="P1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111111" style:font-name="Times New Roman" officeooo:rsid="007865bb" officeooo:paragraph-rsid="007865bb" style:font-size-complex="14pt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3b7bfe" officeooo:paragraph-rsid="003b7bfe" style:font-size-complex="14pt"/>
    </style:style>
    <style:style style:name="P24" style:family="paragraph" style:parent-style-name="Standard">
      <style:text-properties fo:language="en" fo:country="US" officeooo:rsid="0076a51d" officeooo:paragraph-rsid="0042181f"/>
    </style:style>
    <style:style style:name="P25" style:family="paragraph" style:parent-style-name="Standard">
      <style:text-properties fo:color="#ff0000" fo:language="en" fo:country="US" officeooo:rsid="0014324b" officeooo:paragraph-rsid="007a0b40"/>
    </style:style>
    <style:style style:name="P26" style:family="paragraph" style:parent-style-name="Text_20_body">
      <style:paragraph-properties fo:text-align="justify" style:justify-single-word="false"/>
      <style:text-properties officeooo:paragraph-rsid="007865bb"/>
    </style:style>
    <style:style style:name="P27" style:family="paragraph" style:parent-style-name="Text_20_body">
      <style:paragraph-properties fo:text-align="justify" style:justify-single-word="false"/>
      <style:text-properties style:font-name="Times New Roman5" fo:font-size="14pt" officeooo:paragraph-rsid="007865bb" style:font-size-asian="14pt" style:font-size-complex="14pt"/>
    </style:style>
    <style:style style:name="P28" style:family="paragraph" style:parent-style-name="Text_20_body">
      <style:paragraph-properties fo:text-align="justify" style:justify-single-word="false"/>
      <style:text-properties officeooo:rsid="007a0b40" officeooo:paragraph-rsid="007a0b40"/>
    </style:style>
    <style:style style:name="P29" style:family="paragraph" style:parent-style-name="Text_20_body">
      <style:text-properties fo:color="#000000" officeooo:rsid="00545ca6" officeooo:paragraph-rsid="007a0b40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825d" officeooo:paragraph-rsid="007025cb"/>
    </style:style>
    <style:style style:name="P31" style:family="paragraph" style:parent-style-name="Heading_20_2">
      <style:paragraph-properties fo:text-align="justify" style:justify-single-word="false"/>
    </style:style>
    <style:style style:name="P32" style:family="paragraph" style:parent-style-name="Heading_20_2">
      <style:paragraph-properties fo:text-align="justify" style:justify-single-word="false"/>
      <style:text-properties officeooo:paragraph-rsid="003b7bfe"/>
    </style:style>
    <style:style style:name="P33" style:family="paragraph" style:parent-style-name="Heading_20_2" style:master-page-name="">
      <style:paragraph-properties fo:text-align="justify" style:justify-single-word="false" style:page-number="auto" fo:break-before="page"/>
    </style:style>
    <style:style style:name="P34" style:family="paragraph" style:parent-style-name="Heading_20_1">
      <style:paragraph-properties fo:break-before="page"/>
      <style:text-properties officeooo:rsid="000ef043" officeooo:paragraph-rsid="003724e9"/>
    </style:style>
    <style:style style:name="P35" style:family="paragraph" style:parent-style-name="Heading_20_1">
      <style:paragraph-properties fo:break-before="page"/>
      <style:text-properties fo:language="en" fo:country="US" officeooo:rsid="000ef043" officeooo:paragraph-rsid="007a0b40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7a0b40" style:font-size-asian="12pt" style:font-name-complex="Times New Roman6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7a0b40" style:font-size-asian="12pt" style:font-name-complex="Times New Roman6" style:font-size-complex="12pt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baca0" officeooo:paragraph-rsid="007baca0" style:font-size-asian="12pt" style:font-name-complex="Times New Roman6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cbd66" officeooo:paragraph-rsid="007cbd66" style:font-size-asian="12pt" style:font-name-complex="Times New Roman6" style:font-size-complex="12pt"/>
    </style:style>
    <style:style style:name="P40" style:family="paragraph" style:parent-style-name="Table_20_Contents" style:list-style-name="L4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7a0b40" style:font-size-asian="12pt" style:font-name-complex="Times New Roman6" style:font-size-complex="12pt"/>
    </style:style>
    <style:style style:name="P41" style:family="paragraph" style:parent-style-name="Table">
      <style:paragraph-properties fo:keep-with-next="always"/>
      <style:text-properties officeooo:paragraph-rsid="007a0b40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4cd5f6" style:font-size-asian="14pt" style:language-asian="ru" style:country-asian="RU" style:font-name-complex="Times New Roman6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4948ab" style:font-size-asian="14pt" style:language-asian="ru" style:country-asian="RU" style:font-name-complex="Times New Roman6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7865bb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78fc4d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fo:language="ru" fo:country="RU" fo:font-style="normal" officeooo:rsid="0078fc4d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fo:language="ru" fo:country="RU" fo:font-style="normal" officeooo:rsid="007a0b4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9" style:family="text">
      <style:text-properties style:font-name="Times New Roman" style:font-size-complex="14pt"/>
    </style:style>
    <style:style style:name="T10" style:family="text">
      <style:text-properties style:font-name="Times New Roman" officeooo:rsid="003b7bfe" style:font-size-complex="14pt"/>
    </style:style>
    <style:style style:name="T11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4" style:family="text">
      <style:text-properties fo:font-variant="normal" fo:text-transform="none" style:font-name="Times New Roman" fo:font-size="14pt" fo:language="ru" fo:country="RU" officeooo:rsid="007865bb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5" style:family="text">
      <style:text-properties fo:language="en" fo:country="US" officeooo:rsid="0042181f"/>
    </style:style>
    <style:style style:name="T16" style:family="text">
      <style:text-properties fo:language="en" fo:country="US" officeooo:rsid="0076a51d"/>
    </style:style>
    <style:style style:name="T17" style:family="text">
      <style:text-properties fo:language="en" fo:country="US" fo:font-weight="bold" officeooo:rsid="0042181f" style:font-weight-asian="bold" style:font-weight-complex="bold"/>
    </style:style>
    <style:style style:name="T18" style:family="text">
      <style:text-properties fo:language="en" fo:country="US" fo:font-weight="bold" officeooo:rsid="0076a51d" style:font-weight-asian="bold" style:font-weight-complex="bold"/>
    </style:style>
    <style:style style:name="T19" style:family="text">
      <style:text-properties fo:language="en" fo:country="US" officeooo:rsid="007a0b40"/>
    </style:style>
    <style:style style:name="T20" style:family="text">
      <style:text-properties fo:color="#111111"/>
    </style:style>
    <style:style style:name="T21" style:family="text">
      <style:text-properties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2" style:family="text">
      <style:text-properties fo:color="#111111" style:font-name="Times New Roman" fo:font-size="14pt" fo:language="ru" fo:country="RU" fo:font-weight="bold" officeooo:rsid="007865b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3" style:family="text">
      <style:text-properties officeooo:rsid="006ead5c"/>
    </style:style>
    <style:style style:name="T24" style:family="text">
      <style:text-properties fo:font-style="italic"/>
    </style:style>
    <style:style style:name="T25" style:family="text">
      <style:text-properties officeooo:rsid="007865bb"/>
    </style:style>
    <style:style style:name="T26" style:family="text">
      <style:text-properties style:font-name="Times New Roman5" fo:font-size="14pt" fo:font-style="italic" style:font-size-asian="14pt" style:font-size-complex="14pt"/>
    </style:style>
    <style:style style:name="T27" style:family="text">
      <style:text-properties officeooo:rsid="007a0b40"/>
    </style:style>
    <style:style style:name="T28" style:family="text">
      <style:text-properties officeooo:rsid="00619cba"/>
    </style:style>
    <style:style style:name="T29" style:family="text">
      <style:text-properties fo:language="ru" fo:country="RU" officeooo:rsid="00387a0e"/>
    </style:style>
    <style:style style:name="T30" style:family="text">
      <style:text-properties officeooo:rsid="0014324b"/>
    </style:style>
    <style:style style:name="T31" style:family="text">
      <style:text-properties officeooo:rsid="00545ca6"/>
    </style:style>
    <style:style style:name="T32" style:family="text">
      <style:text-properties officeooo:rsid="007baca0"/>
    </style:style>
    <style:style style:name="T33" style:family="text">
      <style:text-properties officeooo:rsid="007cbd6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ОБРНАУКИ РОССИИ</text:p>
      <text:p text:style-name="P11">Санкт-Петербургский государственный</text:p>
      <text:p text:style-name="P11">электротехнический университет</text:p>
      <text:p text:style-name="P11">«ЛЭТИ» им. В.И. Ульянова (Ленина)</text:p>
      <text:p text:style-name="P14">Кафедра МО ЭВМ</text:p>
      <text:p text:style-name="P11"/>
      <text:p text:style-name="P12"/>
      <text:p text:style-name="P12"/>
      <text:p text:style-name="P12"/>
      <text:p text:style-name="P12"/>
      <text:p text:style-name="P3"/>
      <text:p text:style-name="P12"/>
      <text:p text:style-name="P19"><text:span text:style-name="Book_20_Title"><text:span text:style-name="T1">отчет</text:span></text:span></text:p>
      <text:p text:style-name="P8"><text:span text:style-name="T2">по лабораторной работе</text:span><text:span text:style-name="T11"> </text:span><text:span text:style-name="T21">№</text:span><text:span text:style-name="T22">1</text:span></text:p>
      <text:p text:style-name="P8"><text:span text:style-name="T2">по дисциплине </text:span><text:span text:style-name="T12">«</text:span><text:span text:style-name="T22">Алгоритмы и структуры данных</text:span><text:span text:style-name="T12">»</text:span></text:p>
      <text:p text:style-name="P9"><text:span text:style-name="Book_20_Title"><text:span text:style-name="T13">Тема:</text:span></text:span><text:span text:style-name="Book_20_Title"><text:span text:style-name="T14">Рекурсия</text:span></text:span>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9">Студент гр. </text:span><text:span text:style-name="T10">9304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3">К<text:span text:style-name="T20">раев Д.В.</text:span>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22">Фиалковский М.С.</text:p>
          </table:table-cell>
        </table:table-row>
      </table:table>
      <text:p text:style-name="P13"/>
      <text:p text:style-name="P13"/>
      <text:p text:style-name="P13">Санкт-Петербург</text:p>
      <text:p text:style-name="P16">20<text:span text:style-name="T23">20</text:span></text:p>
      <text:h text:style-name="P33" text:outline-level="2">Цель работы.</text:h>
      <text:p text:style-name="P6"><text:tab/><text:span text:style-name="T25">Узнать, что такое рекурсия, и научиться использовать ее на практике.</text:span></text:p>
      <text:h text:style-name="P31" text:outline-level="2">Задание.</text:h>
      <text:p text:style-name="P27"><text:span text:style-name="T24">Построить синтаксический анализатор для параметризованного по-нятия скобки(Т), где Т–заданное конечное множество, а круглые скобки «(»и «)» не являются терминальными символами, а отражают зависимость опре-деляемого понятия от параметра Т.</text:span></text:p>
      <text:p text:style-name="P27"><text:span text:style-name="T24">скобки(Т)::=элемент(T)|список(скобки(Т))</text:span></text:p>
      <text:p text:style-name="P27"><text:span text:style-name="T24">список(Е)::=N|[ряд(Е)]</text:span></text:p>
      <text:p text:style-name="P26"><text:span text:style-name="T26">ряд(Е)::=элемент(E)|элемент(E)ряд(Е)</text:span></text:p>
      <text:p text:style-name="P5"/>
      <text:h text:style-name="P32" text:outline-level="2">Выполнение работы.</text:h>
      <text:p text:style-name="P7"><text:span text:style-name="T3"><text:tab/></text:span><text:span text:style-name="T5">Для выполнения работы были созданы 4 функции: isBrackets, isArray, isList и isElem.</text:span></text:p>
      <text:p text:style-name="P7"><text:span text:style-name="T5"><text:tab/>IsBrackets принимает на вход экземпляр класса string, содержащий строку, которую нужно проверить. Функция при помощи соверщает обход по данной строке, проверяет каждый символ с помощью функций isList и isElem. Если хотя бы <text:s/>1 символ не пройдет проверку, то функция isBrackets вернут строку «incorrect», в ином случае строку «correct».</text:span></text:p>
      <text:p text:style-name="P7"><text:span text:style-name="T5"><text:tab/>IsList принимает на вход ссылку на итератор класса string. Если он находится на символе N, то функция возвращает true. Если итератор находится на символе [ , то итератор переходит на следующий символ </text:span><text:span text:style-name="T6">в строке</text:span><text:span text:style-name="T5"> и </text:span><text:span text:style-name="T6">функция возвращает возвращаемое значение функции isArray, которой подали на вход итератор. Если итератор находится не на символе N и не на символе [, то функция возвращает false.</text:span></text:p>
      <text:p text:style-name="P7"><text:span text:style-name="T6"><text:tab/></text:span><text:span text:style-name="T7">IsArray принимает на вход ссылку на итератор класса string. Функция совершает обход по строке до тех пор пока не встретит символ ] или символ конца строки. Каждый она проверяет с помощью функций isElem и isList. Если обе функции возвращают false, то функция isArray возвращает false, в </text:span><text:soft-page-break/><text:span text:style-name="T7">ином случае продолжает обход. Если функция встретила символ конца строки, то она возвращает false. Если она встретила символ ] , и до этого проверила как минимум 1 символ, то она вовращает true.</text:span></text:p>
      <text:p text:style-name="P7"><text:span text:style-name="T7"><text:tab/>IsElem принимет на вход ссылку на итератор. </text:span><text:span text:style-name="T8">И проверяет символ, на котором находится итератор, на вхождение в множество элементов. Если он не находится в данном множестве.</text:span></text:p>
      <text:p text:style-name="P7"><text:span text:style-name="T8"><text:tab/>В функции main происходит ввод строки и проверка этой строки с помощью функции isBrackets.</text:span></text:p>
      <text:h text:style-name="P31" text:outline-level="2">Выводы</text:h>
      <text:p text:style-name="P28">Изучено понятие рекурсия. Написан синтаксически анализатор для понятия скобки(T) с помощью рекурсии.</text:p>
      <text:p text:style-name="P4"><text:span text:style-name="T4"><text:tab/></text:span></text:p>
      <text:p text:style-name="P20"/>
      <text:h text:style-name="P34" text:outline-level="1">Приложение А<text:line-break/>Исходный код программы</text:h>
      <text:p text:style-name="P17"><text:span text:style-name="T15"><text:s text:c="3"/></text:span><text:span text:style-name="T17"><text:s/></text:span><text:span text:style-name="T18">Файл: main.cpp</text:span></text:p>
      <text:p text:style-name="P18">#include &lt;iostream&gt;</text:p>
      <text:p text:style-name="P18">#include &lt;string&gt;</text:p>
      <text:p text:style-name="P18"/>
      <text:p text:style-name="P18">#define ELEMS "&lt;&gt;{}()"</text:p>
      <text:p text:style-name="P18"/>
      <text:p text:style-name="P18">std::string isBrackets(std::string str);</text:p>
      <text:p text:style-name="P18">bool isArray(std::string::iterator &amp;it);</text:p>
      <text:p text:style-name="P18">bool isList(std::string::iterator &amp;it);</text:p>
      <text:p text:style-name="P18">bool isElem(std::string::iterator &amp;it);</text:p>
      <text:p text:style-name="P18"/>
      <text:p text:style-name="P18"/>
      <text:p text:style-name="P18"/>
      <text:p text:style-name="P18">std::string isBrackets(std::string str){</text:p>
      <text:p text:style-name="P18"><text:tab/>for(std::string::iterator it = str.begin();it != str.end();it++){ </text:p>
      <text:p text:style-name="P18"><text:tab/><text:tab/>if(!isElem(it) &amp;&amp; !isList(it)){</text:p>
      <text:p text:style-name="P18"><text:tab/><text:tab/><text:tab/>return "incorrect";</text:p>
      <text:p text:style-name="P18"><text:tab/><text:tab/>}</text:p>
      <text:p text:style-name="P18"><text:tab/>}</text:p>
      <text:p text:style-name="P18"><text:tab/>return "correct";</text:p>
      <text:p text:style-name="P18">}</text:p>
      <text:p text:style-name="P18"/>
      <text:p text:style-name="P18"/>
      <text:p text:style-name="P18">bool isArray(std::string::iterator &amp;it){</text:p>
      <text:p text:style-name="P18"><text:tab/>int n = 0;</text:p>
      <text:p text:style-name="P18"><text:tab/>while(*it != ']'){</text:p>
      <text:p text:style-name="P18"><text:tab/><text:tab/>if(isElem(it) || isList(it)){</text:p>
      <text:p text:style-name="P18"><text:soft-page-break/><text:tab/><text:tab/><text:tab/>it++;</text:p>
      <text:p text:style-name="P18"><text:tab/><text:tab/>}else{</text:p>
      <text:p text:style-name="P18"><text:tab/><text:tab/><text:tab/>return false;</text:p>
      <text:p text:style-name="P18"><text:tab/><text:tab/>}</text:p>
      <text:p text:style-name="P18"><text:tab/><text:tab/>if(*it == '\0'){</text:p>
      <text:p text:style-name="P18"><text:tab/><text:tab/><text:tab/>return false;</text:p>
      <text:p text:style-name="P18"><text:tab/><text:tab/>}</text:p>
      <text:p text:style-name="P18"><text:tab/><text:tab/>n++;</text:p>
      <text:p text:style-name="P18"><text:s text:c="4"/>}</text:p>
      <text:p text:style-name="P18"><text:tab/>if(n&gt;=1){</text:p>
      <text:p text:style-name="P18"><text:tab/><text:tab/>return true;</text:p>
      <text:p text:style-name="P18"><text:tab/>}else{</text:p>
      <text:p text:style-name="P18"><text:tab/><text:tab/>return false;</text:p>
      <text:p text:style-name="P18"><text:tab/>}</text:p>
      <text:p text:style-name="P18">}</text:p>
      <text:p text:style-name="P18"/>
      <text:p text:style-name="P18">bool isList(std::string::iterator &amp;it){</text:p>
      <text:p text:style-name="P18"><text:s text:c="4"/>if(*it == 'N'){</text:p>
      <text:p text:style-name="P18"><text:tab/><text:tab/>return true;</text:p>
      <text:p text:style-name="P18"><text:tab/>}</text:p>
      <text:p text:style-name="P18"><text:tab/>if(*it == '['){</text:p>
      <text:p text:style-name="P18"><text:tab/><text:tab/>it++;</text:p>
      <text:p text:style-name="P18"><text:tab/><text:tab/>return isArray(it);<text:tab/></text:p>
      <text:p text:style-name="P18"><text:tab/>}</text:p>
      <text:p text:style-name="P18"><text:tab/>return false;</text:p>
      <text:p text:style-name="P18">}</text:p>
      <text:p text:style-name="P18"/>
      <text:p text:style-name="P18">bool isElem(std::string::iterator &amp;it){</text:p>
      <text:p text:style-name="P18"><text:tab/>std::string elems(ELEMS);</text:p>
      <text:p text:style-name="P18"><text:soft-page-break/><text:tab/>for(int i = 0;i &lt; elems.size();i++){</text:p>
      <text:p text:style-name="P18"><text:tab/><text:tab/>if(*it == elems[i])</text:p>
      <text:p text:style-name="P18"><text:tab/><text:tab/><text:tab/>return true;</text:p>
      <text:p text:style-name="P18"><text:tab/>}</text:p>
      <text:p text:style-name="P18"><text:tab/>return false;</text:p>
      <text:p text:style-name="P18">}</text:p>
      <text:p text:style-name="P18"/>
      <text:p text:style-name="P18"/>
      <text:p text:style-name="P18">int main(){</text:p>
      <text:p text:style-name="P18"><text:tab/>std::string str;</text:p>
      <text:p text:style-name="P18"><text:tab/>std::cin &gt;&gt; str;</text:p>
      <text:p text:style-name="P18"><text:tab/>std::cout &lt;&lt; isBrackets(str) &lt;&lt; '\n';</text:p>
      <text:p text:style-name="P18"><text:tab/>return 0;</text:p>
      <text:p text:style-name="P18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5" text:outline-level="1">Приложение <text:span text:style-name="T33">В</text:span><text:line-break/><text:span text:style-name="T27">Тестирование</text:span></text:h>
      <text:p text:style-name="P29">Результаты тести<text:span text:style-name="T28">р</text:span>ования представлены в таблице Б.1</text:p>
      <text:p text:style-name="P41">Таблица <text:span text:style-name="T29">Б</text:span><text:span text:style-name="T30">.1</text:span> — <text:span text:style-name="T31">Результаты тестирования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36">№ п/п</text:p>
          </table:table-cell>
          <table:table-cell table:style-name="Таблица2.A1" office:value-type="string">
            <text:p text:style-name="P36">Входные данные</text:p>
          </table:table-cell>
          <table:table-cell table:style-name="Таблица2.C1" office:value-type="string">
            <text:p text:style-name="P36">Выходные данные</text:p>
          </table:table-cell>
        </table:table-row>
        <table:table-row>
          <table:table-cell table:style-name="Таблица2.A2" office:value-type="string">
            <text:list xml:id="list1395859349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[[[]]]</text:p>
          </table:table-cell>
          <table:table-cell table:style-name="Таблица2.C2" office:value-type="string">
            <text:p text:style-name="P37">incorrect</text:p>
          </table:table-cell>
        </table:table-row>
        <table:table-row>
          <table:table-cell table:style-name="Таблица2.A2" office:value-type="string">
            <text:list xml:id="list190411151655450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&lt;&gt;&lt;&gt;{}}{{}}{}{)))((((((</text:p>
          </table:table-cell>
          <table:table-cell table:style-name="Таблица2.C2" office:value-type="string">
            <text:p text:style-name="P38">correct</text:p>
          </table:table-cell>
        </table:table-row>
        <table:table-row>
          <table:table-cell table:style-name="Таблица2.A2" office:value-type="string">
            <text:list xml:id="list190410644219725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sofjsv3fj2230kcpwj2df2pof</text:p>
          </table:table-cell>
          <table:table-cell table:style-name="Таблица2.C2" office:value-type="string">
            <text:p text:style-name="P38">incorrect</text:p>
          </table:table-cell>
        </table:table-row>
        <table:table-row>
          <table:table-cell table:style-name="Таблица2.A2" office:value-type="string">
            <text:list xml:id="list190411893686806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&lt;&gt;&lt;&gt;&lt;&lt;&lt;{{[&gt;&gt;]</text:p>
          </table:table-cell>
          <table:table-cell table:style-name="Таблица2.C2" office:value-type="string">
            <text:p text:style-name="P38">corect</text:p>
          </table:table-cell>
        </table:table-row>
        <table:table-row>
          <table:table-cell table:style-name="Таблица2.A2" office:value-type="string">
            <text:list xml:id="list190410623379697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&lt;&gt;&lt;&gt;&lt;&lt;&lt;{{[&gt;&gt;]<text:span text:style-name="T32">1</text:span></text:p>
          </table:table-cell>
          <table:table-cell table:style-name="Таблица2.C2" office:value-type="string">
            <text:p text:style-name="P38">incorrect</text:p>
          </table:table-cell>
        </table:table-row>
        <table:table-row>
          <table:table-cell table:style-name="Таблица2.A2" office:value-type="string">
            <text:list xml:id="list190411922391566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8">N</text:p>
          </table:table-cell>
          <table:table-cell table:style-name="Таблица2.C2" office:value-type="string">
            <text:p text:style-name="P38">correct</text:p>
          </table:table-cell>
        </table:table-row>
        <table:table-row>
          <table:table-cell table:style-name="Таблица2.A2" office:value-type="string">
            <text:list xml:id="list190411494304436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[[[[[[[]</text:p>
          </table:table-cell>
          <table:table-cell table:style-name="Таблица2.C2" office:value-type="string">
            <text:p text:style-name="P39">incorrect</text:p>
          </table:table-cell>
        </table:table-row>
        <table:table-row>
          <table:table-cell table:style-name="Таблица2.A2" office:value-type="string">
            <text:list xml:id="list190411873626358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[[[&lt;&gt;&lt;&gt;&gt;&lt;{}]]]</text:p>
          </table:table-cell>
          <table:table-cell table:style-name="Таблица2.C2" office:value-type="string">
            <text:p text:style-name="P39">correct</text:p>
          </table:table-cell>
        </table:table-row>
        <table:table-row>
          <table:table-cell table:style-name="Таблица2.A2" office:value-type="string">
            <text:list xml:id="list190411791324033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[NNNNN]())()({}{}&lt;&gt;&lt;&gt;</text:p>
          </table:table-cell>
          <table:table-cell table:style-name="Таблица2.C2" office:value-type="string">
            <text:p text:style-name="P39">correct</text:p>
          </table:table-cell>
        </table:table-row>
        <table:table-row>
          <table:table-cell table:style-name="Таблица2.A2" office:value-type="string">
            <text:list xml:id="list190411180041065" text:continue-numbering="true" text:style-name="L4">
              <text:list-item>
                <text:p text:style-name="P40"/>
              </text:list-item>
            </text:list>
          </table:table-cell>
          <table:table-cell table:style-name="Таблица2.A2" office:value-type="string">
            <text:p text:style-name="P37">Nadasdsad</text:p>
          </table:table-cell>
          <table:table-cell table:style-name="Таблица2.C2" office:value-type="string">
            <text:p text:style-name="P39">incorrect</text:p>
          </table:table-cell>
        </table:table-row>
      </table:table>
      <text:p text:style-name="P25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99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6H34M34S</meta:editing-duration>
    <meta:editing-cycles>51</meta:editing-cycles>
    <meta:generator>LibreOffice/6.0.7.3$Linux_X86_64 LibreOffice_project/00m0$Build-3</meta:generator>
    <dc:date>2020-10-03T19:04:09.630138571</dc:date>
    <meta:document-statistic meta:table-count="2" meta:image-count="0" meta:object-count="0" meta:page-count="7" meta:paragraph-count="129" meta:word-count="519" meta:character-count="3848" meta:non-whitespace-character-count="3371"/>
  </office:meta>
</office:document-meta>
</file>